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rbel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officeooo:rsid="00426647" officeooo:paragraph-rsid="00426647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style:text-underline-style="solid" style:text-underline-width="auto" style:text-underline-color="font-color" officeooo:rsid="0030bd8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1bf58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1bf58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38d3c" officeooo:paragraph-rsid="01238d3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9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50073" officeooo:paragraph-rsid="0125007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0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0ff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1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0ff5b" officeooo:paragraph-rsid="0117c36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0ff5b" officeooo:paragraph-rsid="0110ff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3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7c36b" officeooo:paragraph-rsid="0117c36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4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940e0" officeooo:paragraph-rsid="011940e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5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940e0" officeooo:paragraph-rsid="011b1f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6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b1fdb" officeooo:paragraph-rsid="011b1f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b1fdb" officeooo:paragraph-rsid="011b1f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15bb9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1d03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1e1db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0fd59f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0879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654a7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95c7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bc33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dadc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2c20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c77e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cae3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d035b" officeooo:paragraph-rsid="011d03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e1dbb" officeooo:paragraph-rsid="011e1db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ebd10" officeooo:paragraph-rsid="011ebd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087910" officeooo:paragraph-rsid="010879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1c9af" officeooo:paragraph-rsid="0111c9a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1c9af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654a7" officeooo:paragraph-rsid="012654a7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684b9" officeooo:paragraph-rsid="012684b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684b9" officeooo:paragraph-rsid="0127745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7745c" officeooo:paragraph-rsid="0127745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95c7b" officeooo:paragraph-rsid="01295c7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bc330" officeooo:paragraph-rsid="012bc33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e1cb4" officeooo:paragraph-rsid="012e1cb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2c204" officeooo:paragraph-rsid="0132c20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33eee" officeooo:paragraph-rsid="01333eee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38b95" officeooo:paragraph-rsid="01338b9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5808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3668d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668dc" officeooo:paragraph-rsid="013668d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80a2c" officeooo:paragraph-rsid="01380a2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9d00d" officeooo:paragraph-rsid="0139d00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c77e5" officeooo:paragraph-rsid="013c77e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cae34" officeooo:paragraph-rsid="013cae3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e135f" officeooo:paragraph-rsid="013e135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245e1" officeooo:paragraph-rsid="014245e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4e41b" officeooo:paragraph-rsid="0144e41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5a2b5" officeooo:paragraph-rsid="0145a2b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65efc" officeooo:paragraph-rsid="01465ef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732f5" officeooo:paragraph-rsid="014732f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52ae73" officeooo:paragraph-rsid="0050d097" style:font-size-asian="11pt" style:language-asian="zxx" style:country-asian="none" style:font-size-complex="11pt" style:language-complex="zxx" style:country-complex="none"/>
    </style:style>
    <style:style style:name="P62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38d3c" officeooo:paragraph-rsid="01238d3c" style:font-name-asian="Noto Sans Mono CJK SC" style:font-size-asian="11pt" style:language-asian="zxx" style:country-asian="none" style:font-style-asian="italic" style:font-name-complex="Liberation Mono" style:font-size-complex="11pt" style:language-complex="zxx" style:country-complex="none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21bf58" style:language-asian="zxx" style:country-asian="none" style:language-complex="zxx" style:country-complex="none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2bc330" style:language-asian="zxx" style:country-asian="none" style:language-complex="zxx" style:country-complex="none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333eee" style:language-asian="zxx" style:country-asian="none" style:language-complex="zxx" style:country-complex="none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rsid="01333eee" officeooo:paragraph-rsid="01338b95" style:language-asian="zxx" style:country-asian="none" style:language-complex="zxx" style:country-complex="none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34cee3" style:language-asian="zxx" style:country-asian="none" style:language-complex="zxx" style:country-complex="none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solid" style:text-underline-width="auto" style:text-underline-color="font-color" fo:font-weight="normal" officeooo:rsid="01345808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solid" style:text-underline-width="auto" style:text-underline-color="font-color" fo:font-weight="normal" officeooo:rsid="013c77e5" officeooo:paragraph-rsid="013c77e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10ff5b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45a2b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492a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92ae3" officeooo:paragraph-rsid="01492a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99edb" officeooo:paragraph-rsid="01499e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99edb" officeooo:paragraph-rsid="014a6c4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a6c4f" officeooo:paragraph-rsid="014a6c4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b462a" officeooo:paragraph-rsid="014b462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c8871" officeooo:paragraph-rsid="014c887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d6547" officeooo:paragraph-rsid="014d6547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solid" style:text-underline-width="auto" style:text-underline-color="font-color" fo:font-weight="normal" officeooo:rsid="01492ae3" officeooo:paragraph-rsid="01492a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115bb90"/>
    </style:style>
    <style:style style:name="T4" style:family="text">
      <style:text-properties style:font-style-asian="italic" style:font-style-complex="italic"/>
    </style:style>
    <style:style style:name="T5" style:family="text">
      <style:text-properties style:text-line-through-style="none" style:text-line-through-type="none" fo:language="zxx" fo:country="none" style:text-underline-style="solid" style:text-underline-width="auto" style:text-underline-color="font-color" officeooo:rsid="00981ee4" style:language-asian="zxx" style:country-asian="none" style:language-complex="zxx" style:country-complex="none"/>
    </style:style>
    <style:style style:name="T6" style:family="text">
      <style:text-properties officeooo:rsid="0117c36b"/>
    </style:style>
    <style:style style:name="T7" style:family="text">
      <style:text-properties officeooo:rsid="011940e0"/>
    </style:style>
    <style:style style:name="T8" style:family="text">
      <style:text-properties officeooo:rsid="011b1fdb"/>
    </style:style>
    <style:style style:name="T9" style:family="text">
      <style:text-properties fo:font-variant="normal" fo:text-transform="none" fo:color="#202124" loext:opacity="100%" style:text-line-through-style="none" style:text-line-through-type="none" fo:font-size="8pt" fo:letter-spacing="normal" fo:language="zxx" fo:country="none" fo:font-style="normal" style:text-underline-style="none" fo:font-weight="normal" officeooo:rsid="0110ff5b" style:text-blinking="false" style:font-size-asian="8pt" style:language-asian="zxx" style:country-asian="none" style:font-style-asian="italic" style:font-size-complex="8pt" style:language-complex="zxx" style:country-complex="none" style:font-style-complex="italic" loext:padding="0in" loext:border="none"/>
    </style:style>
    <style:style style:name="T10" style:family="text">
      <style:text-properties fo:font-size="8pt" fo:language="zxx" fo:country="none" style:text-underline-style="none" style:font-size-asian="8pt" style:language-asian="zxx" style:country-asian="none" style:font-size-complex="8pt" style:language-complex="zxx" style:country-complex="none"/>
    </style:style>
    <style:style style:name="T11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12" style:family="text">
      <style:text-properties style:text-underline-style="none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1333eee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338b9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134cee3" style:font-size-asian="11pt" style:font-style-asian="italic" style:font-size-complex="11pt" style:font-style-complex="italic"/>
    </style:style>
    <style:style style:name="T18" style:family="text">
      <style:text-properties officeooo:rsid="011d035b"/>
    </style:style>
    <style:style style:name="T19" style:family="text">
      <style:text-properties officeooo:rsid="011e1dbb"/>
    </style:style>
    <style:style style:name="T20" style:family="text">
      <style:text-properties officeooo:rsid="011f61e1"/>
    </style:style>
    <style:style style:name="T21" style:family="text">
      <style:text-properties officeooo:rsid="0121bf58"/>
    </style:style>
    <style:style style:name="T22" style:family="text">
      <style:text-properties officeooo:rsid="01250073"/>
    </style:style>
    <style:style style:name="T23" style:family="text">
      <style:text-properties officeooo:rsid="0052ae73"/>
    </style:style>
    <style:style style:name="T24" style:family="text">
      <style:text-properties officeooo:rsid="0127745c"/>
    </style:style>
    <style:style style:name="T25" style:family="text">
      <style:text-properties officeooo:rsid="0129a68f"/>
    </style:style>
    <style:style style:name="T26" style:family="text">
      <style:text-properties officeooo:rsid="012ce699"/>
    </style:style>
    <style:style style:name="T27" style:family="text">
      <style:text-properties officeooo:rsid="013195a4"/>
    </style:style>
    <style:style style:name="T28" style:family="text">
      <style:text-properties officeooo:rsid="0131b340"/>
    </style:style>
    <style:style style:name="T29" style:family="text">
      <style:text-properties fo:color="#c9211e" loext:opacity="100%" style:text-underline-style="none" officeooo:rsid="01333eee" style:font-size-asian="11pt" style:font-style-asian="italic" style:font-size-complex="11pt" style:font-style-complex="italic"/>
    </style:style>
    <style:style style:name="T30" style:family="text">
      <style:text-properties officeooo:rsid="0134cee3"/>
    </style:style>
    <style:style style:name="T31" style:family="text">
      <style:text-properties officeooo:rsid="013668dc"/>
    </style:style>
    <style:style style:name="T32" style:family="text">
      <style:text-properties officeooo:rsid="0139d00d"/>
    </style:style>
    <style:style style:name="T33" style:family="text">
      <style:text-properties officeooo:rsid="013b0615"/>
    </style:style>
    <style:style style:name="T34" style:family="text">
      <style:text-properties officeooo:rsid="014245e1"/>
    </style:style>
    <style:style style:name="T35" style:family="text">
      <style:text-properties officeooo:rsid="01432de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fo:language="zxx" fo:country="none" style:text-underline-style="solid" style:text-underline-width="auto" style:text-underline-color="font-color" officeooo:rsid="00981ee4" style:language-asian="zxx" style:country-asian="none" style:language-complex="zxx" style:country-complex="none"/>
    </style:style>
    <style:style style:name="T38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39" style:family="text">
      <style:text-properties fo:language="zxx" fo:country="none" style:text-underline-style="none" officeooo:rsid="00981ee4" style:language-asian="zxx" style:country-asian="none" style:language-complex="zxx" style:country-complex="none"/>
    </style:style>
    <style:style style:name="T40" style:family="text">
      <style:text-properties officeooo:rsid="01492ae3"/>
    </style:style>
    <style:style style:name="T41" style:family="text">
      <style:text-properties officeooo:rsid="014a6c4f"/>
    </style:style>
    <style:style style:name="T42" style:family="text">
      <style:text-properties officeooo:rsid="014d6547"/>
    </style:style>
    <style:style style:name="T43" style:family="text">
      <style:text-properties officeooo:rsid="014dc1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4</text:span></text:p>
      <text:p text:style-name="P3"/>
      <text:p text:style-name="P1"><text:span text:style-name="T37">The Verb Sein (To Be) In</text:span><text:span text:style-name="T5"> German | German I</text:span><text:span text:style-name="T37">n 60 Seconds</text:span><text:span text:style-name="T39"> <text:s/></text:span><text:a xlink:type="simple" xlink:href="https://youtu.be/AgzBKT3EE6U" text:style-name="Internet_20_link" text:visited-style-name="Visited_20_Internet_20_Link"><text:span text:style-name="T36">https://youtu.be/AgzBKT3EE6U</text:span></text:a><text:span text:style-name="T9"> </text:span></text:p>
      <text:p text:style-name="P70"/>
      <text:p text:style-name="P10"/>
      <text:p text:style-name="P11"><text:span text:style-name="T6">Sein oder Nichtsein<text:tab/><text:tab/>[</text:span><text:span text:style-name="T7">żajd oda niħt-żajd</text:span><text:span text:style-name="T6">]</text:span><text:tab/><text:tab/>To <text:span text:style-name="T6">be or not to be.</text:span></text:p>
      <text:p text:style-name="P13"/>
      <text:p text:style-name="P14">Wer bin ich?<text:tab/><text:tab/><text:tab/>[ver bin iħx]<text:tab/><text:tab/><text:tab/>Who am I?</text:p>
      <text:p text:style-name="P14"/>
      <text:p text:style-name="P14"/>
      <text:p text:style-name="P14">Ich bin<text:tab/></text:p>
      <text:p text:style-name="P14"/>
      <text:p text:style-name="P14">du bist</text:p>
      <text:p text:style-name="P14"/>
      <text:p text:style-name="P14">er/sie/es ist</text:p>
      <text:p text:style-name="P14"/>
      <text:p text:style-name="P14">wir sind<text:tab/><text:tab/><text:tab/><text:tab/>[vi żind]<text:tab/><text:tab/><text:tab/>we are plural</text:p>
      <text:p text:style-name="P14"/>
      <text:p text:style-name="P14">ihr seid<text:tab/><text:tab/><text:tab/><text:tab/>[ ija sajd ]<text:tab/><text:tab/><text:tab/>you are plural</text:p>
      <text:p text:style-name="P14"/>
      <text:p text:style-name="P14">sie sind<text:tab/><text:tab/><text:tab/><text:tab/>[żi żind]<text:tab/><text:tab/><text:tab/>they are</text:p>
      <text:p text:style-name="P14"/>
      <text:p text:style-name="P14"/>
      <text:p text:style-name="P14">Ich bin Anna<text:tab/><text:tab/><text:tab/>← combined with a name</text:p>
      <text:p text:style-name="P14"/>
      <text:p text:style-name="P14"><text:span text:style-name="T27">D</text:span>u bist aufmerksam<text:tab/><text:tab/>← or with an adjective<text:tab/><text:tab/>You are attentive</text:p>
      <text:p text:style-name="P14">[du bist awf-merk-żam]</text:p>
      <text:p text:style-name="P14"/>
      <text:p text:style-name="P14">Sie sind beeindruckt<text:tab/><text:tab/>← Or even with a particple<text:tab/>They are impressed</text:p>
      <text:p text:style-name="P14">[żi żind b<text:span text:style-name="T8">i-</text:span>ajnd-rukt]</text:p>
      <text:p text:style-name="P14"/>
      <text:p text:style-name="P15">(A participle is a word derived from a verb that can be used as an adjective or to form certain verb tenses.) </text:p>
      <text:p text:style-name="P14"/>
      <text:p text:style-name="P16">aufmerksam<text:tab/>← <text:tab/>attentive</text:p>
      <text:p text:style-name="P16">[ awf-merk-żam ]</text:p>
      <text:p text:style-name="P16"/>
      <text:p text:style-name="P16">beeindruckt<text:tab/>←<text:tab/>impressed</text:p>
      <text:p text:style-name="P16">[ bi-ajnd-rukt ]</text:p>
      <text:p text:style-name="P18">_________________________________________________________________________________________________</text:p>
      <text:p text:style-name="P18"/>
      <text:p text:style-name="P5"><text:span text:style-name="T36">Learn German: Is German Easy? | German Cognates | German In 60 Seconds</text:span><text:span text:style-name="T38"> <text:s/></text:span><text:a xlink:type="simple" xlink:href="https://www.youtube.com/watch?v=XNfdwkPe8ck" text:style-name="Internet_20_link" text:visited-style-name="Visited_20_Internet_20_Link"><text:span text:style-name="T36">https://www.youtube.com/watch?v=XNfdwkPe8ck</text:span></text:a><text:span text:style-name="T10"> </text:span></text:p>
      <text:p text:style-name="P18"/>
      <text:p text:style-name="P17">singen<text:tab/><text:tab/><text:tab/>[żin-gen]<text:tab/><text:tab/><text:tab/>to sing</text:p>
      <text:p text:style-name="P17"/>
      <text:p text:style-name="P17">bringen<text:tab/><text:tab/><text:tab/>[ brin-gen ]<text:tab/><text:tab/><text:tab/>to bring<text:tab/><text:tab/></text:p>
      <text:p text:style-name="P17"/>
      <text:p text:style-name="P17">finden<text:tab/><text:tab/><text:tab/>[ find-in ]<text:tab/><text:tab/><text:tab/>to find</text:p>
      <text:p text:style-name="P17"/>
      <text:p text:style-name="P17">fallen<text:tab/><text:tab/><text:tab/><text:span text:style-name="T18">[ fal-in ]<text:tab/><text:tab/><text:tab/><text:tab/>to fall</text:span></text:p>
      <text:p text:style-name="P17"/>
      <text:p text:style-name="P17">profitieren<text:tab/><text:tab/>[ pro-fi-ti-rin ]<text:tab/><text:tab/><text:tab/>to profit</text:p>
      <text:p text:style-name="P17"><text:tab/><text:tab/></text:p>
      <text:p text:style-name="P31"><text:soft-page-break/>kochen<text:tab/><text:tab/><text:tab/>[ koħ-in ]<text:tab/><text:tab/><text:tab/>to cook</text:p>
      <text:p text:style-name="P31">schwimmen<text:tab/><text:tab/>[ xwim-men ]<text:tab/><text:tab/><text:tab/>to swim</text:p>
      <text:p text:style-name="P31"/>
      <text:p text:style-name="P31">sehen<text:tab/><text:tab/><text:tab/>[ żin ]<text:tab/><text:tab/><text:tab/><text:tab/>to see</text:p>
      <text:p text:style-name="P31"/>
      <text:p text:style-name="P31">Ich bringe <text:span text:style-name="T19">e</text:span>in Buch zur Schule<text:tab/><text:tab/><text:tab/><text:tab/>I bring a book to school</text:p>
      <text:p text:style-name="P32">[ iħx brin-ge ajn buħ z<text:span text:style-name="T20">q</text:span>u<text:span text:style-name="T20">r</text:span> xu-le ]</text:p>
      <text:p text:style-name="P31"/>
      <text:p text:style-name="P19">_________________________________________________________________________________________________</text:p>
      <text:p text:style-name="P19"/>
      <text:p text:style-name="P32">hallo<text:tab/><text:tab/>ħalo</text:p>
      <text:p text:style-name="P32">danke<text:tab/><text:tab/>danka</text:p>
      <text:p text:style-name="P32">tschüss<text:tab/><text:tab/>ċquss</text:p>
      <text:p text:style-name="P32"/>
      <text:p text:style-name="P32"/>
      <text:p text:style-name="P32">Hallo, ich bin Freddy.</text:p>
      <text:p text:style-name="P32">Hallo Freddy, Ich bin Ma<text:span text:style-name="T20">r</text:span>ia.</text:p>
      <text:p text:style-name="P32"/>
      <text:p text:style-name="P32">Willkommen in Berlin!<text:tab/><text:tab/><text:tab/><text:tab/><text:tab/>Welcome to Berlin</text:p>
      <text:p text:style-name="P32">[ vil-kommin in berlin ]</text:p>
      <text:p text:style-name="P32"/>
      <text:p text:style-name="P33">Danke!</text:p>
      <text:p text:style-name="P32"/>
      <text:p text:style-name="P33">Tschüss Freddy!</text:p>
      <text:p text:style-name="P33"/>
      <text:p text:style-name="P33">Bis später, Maria<text:tab/><text:tab/><text:tab/><text:tab/><text:tab/>See you later, Maria.</text:p>
      <text:p text:style-name="P33">[ bis, xpej-ta marija ]</text:p>
      <text:p text:style-name="P33"/>
      <text:p text:style-name="P33">bis<text:tab/><text:tab/>← <text:tab/>until</text:p>
      <text:p text:style-name="P33">später<text:tab/><text:tab/>←<text:tab/>later</text:p>
      <text:p text:style-name="P33">bis später<text:tab/>← <text:tab/>see you later</text:p>
      <text:p text:style-name="P33"/>
      <text:p text:style-name="P20">_________________________________________________________________________________________________</text:p>
      <text:p text:style-name="P18"/>
      <text:p text:style-name="P12">Das ist unsere Nachbarin – Laura!</text:p>
      <text:p text:style-name="P12">[ das <text:s/>ist <text:s/><text:span text:style-name="T20">q</text:span>un-żer-e <text:s/>naħ-barin Lawra ]</text:p>
      <text:p text:style-name="P34"/>
      <text:p text:style-name="P12">unsere<text:tab/><text:tab/>[ un-że-re ]<text:tab/><text:tab/>our</text:p>
      <text:p text:style-name="P12">Nachbarin<text:tab/>[ naħ-ba-rin ]<text:tab/><text:tab/><text:bookmark text:name="tw-target-text5"/>neighbor</text:p>
      <text:p text:style-name="P12"/>
      <text:p text:style-name="P12">Laura ist im Supermarkt</text:p>
      <text:p text:style-name="P12">[ Lawra <text:s/>ist <text:s/>im <text:s/>żuper-mark ]</text:p>
      <text:p text:style-name="P12"/>
      <text:p text:style-name="P12">Sie geht einkaufen<text:tab/><text:tab/><text:tab/>she goes shopping</text:p>
      <text:p text:style-name="P12">[ żi <text:s/>get <text:s/>ajn-kaw-fin <text:s/>]</text:p>
      <text:p text:style-name="P12"/>
      <text:p text:style-name="P12">Sie braucht Kartoffeln<text:tab/><text:tab/><text:tab/>She needs potatoes</text:p>
      <text:p text:style-name="P35"><text:soft-page-break/>[ żi brawħt <text:s/>kar-tof-en ]</text:p>
      <text:p text:style-name="P35"/>
      <text:p text:style-name="P35">Tomaten</text:p>
      <text:p text:style-name="P35">[ tomatin ]</text:p>
      <text:p text:style-name="P35"/>
      <text:p text:style-name="P35">und ein Brot.</text:p>
      <text:p text:style-name="P35">[ und ajn Brot ]</text:p>
      <text:p text:style-name="P35">and a bread.</text:p>
      <text:p text:style-name="P35"/>
      <text:p text:style-name="P35">Laura kauft auch einen Saft<text:tab/><text:tab/>Laura also buys some juice</text:p>
      <text:p text:style-name="P35">[ Lawra kawft awħ ajnin żaft ]</text:p>
      <text:p text:style-name="P35"/>
      <text:p text:style-name="P35">Und zwei Bananen</text:p>
      <text:p text:style-name="P35">[ und <text:s/>zvaj <text:s/>ban-an-en]</text:p>
      <text:p text:style-name="P35"/>
      <text:p text:style-name="P35">Das alles kostet 18,30 Euro</text:p>
      <text:p text:style-name="P35">[ Das al-les kostet aħt-ten <text:s/>ojro <text:s/>drajsix ]</text:p>
      <text:p text:style-name="P21"/>
      <text:p text:style-name="P36">Das alles kostet 1<text:span text:style-name="T21">9</text:span>,<text:span text:style-name="T21">5</text:span>0 Euro</text:p>
      <text:p text:style-name="P7">[ Das alles kostet nojten ojro fin-tix ]</text:p>
      <text:p text:style-name="P22">_________________________________________________________________________________________________</text:p>
      <text:p text:style-name="P4"><text:a xlink:type="simple" xlink:href="https://speechify.com/text-to-speech-online/german/" text:style-name="Internet_20_link" text:visited-style-name="Visited_20_Internet_20_Link"><text:span text:style-name="T11">https://speechify.com/text-to-speech-online/german/</text:span></text:a><text:span text:style-name="T11"> </text:span></text:p>
      <text:p text:style-name="P7">Was kauft Philip?</text:p>
      <text:p text:style-name="P7"/>
      <text:p text:style-name="P7">Phillip geht in dem Supermarket.</text:p>
      <text:p text:style-name="P7"/>
      <text:p text:style-name="P7">Er kauft vier <text:s/>Bananen, sechs Orangen und ein Bier.</text:p>
      <text:p text:style-name="P7"/>
      <text:p text:style-name="P7">Er muss auch Kaffee und eine Milch Kaufen.</text:p>
      <text:p text:style-name="P7"/>
      <text:p text:style-name="P7">Dazu Braucht <text:span text:style-name="T22">E</text:span>r auch einen Orangensaft und ein Brot.</text:p>
      <text:p text:style-name="P7"/>
      <text:p text:style-name="P63"><text:span text:style-name="T13">[ vas kawft filip? ]<text:tab/><text:tab/><text:tab/><text:tab/><text:tab/></text:span><text:bookmark text:name="tw-target-text"/><text:span text:style-name="T13"><text:tab/></text:span></text:p>
      <text:p text:style-name="P7">What does Philip buy?</text:p>
      <text:p text:style-name="P7"/>
      <text:p text:style-name="P7">[ Er kaft fir bananen, seks orangin und ajn bir ]</text:p>
      <text:p text:style-name="P6"><text:bookmark text:name="tw-target-text1"/>He buys four bananas, six oranges and a beer.</text:p>
      <text:p text:style-name="P6"/>
      <text:p text:style-name="P8">[ Er mus awh ka-f<text:span text:style-name="T22">e</text:span> und ajn <text:s/>milħ<text:span text:style-name="T26">x</text:span> kaw-fin <text:s/>]</text:p>
      <text:p text:style-name="P8">He also has to buy coffee and milk</text:p>
      <text:p text:style-name="P8"/>
      <text:p text:style-name="P8">[ Dazu brawħt er awħ ajnen orang-en-żaft und ajn brot ]</text:p>
      <text:p text:style-name="P62"><text:bookmark text:name="tw-target-text2"/>He also needs an orange juice and some bread.</text:p>
      <text:p text:style-name="P8"/>
      <text:p text:style-name="P8">Milch Kaufen <text:tab/>→<text:tab/>Buy milk</text:p>
      <text:p text:style-name="P8">muss<text:tab/><text:tab/>→ <text:tab/>must</text:p>
      <text:p text:style-name="P8">Dazu<text:tab/><text:tab/>→ <text:tab/>In addition</text:p>
      <text:p text:style-name="P6"><text:soft-page-break/>Dazu Braucht Er auch<text:tab/><text:tab/>→ <text:tab/><text:tab/>He needs that too</text:p>
      <text:p text:style-name="P9">[ dazu brawħt er awħ ]</text:p>
      <text:p text:style-name="P6"/>
      <text:p text:style-name="P23">_________________________________________________________________________________________________</text:p>
      <text:p text:style-name="P23"/>
      <text:p text:style-name="P37">die Orange, <text:tab/>die Orangen</text:p>
      <text:p text:style-name="P37">[di oranxe,<text:tab/> di oranxen]</text:p>
      <text:p text:style-name="P37"/>
      <text:p text:style-name="P37">die Banane,<text:tab/>die Bananen</text:p>
      <text:p text:style-name="P37"/>
      <text:p text:style-name="P37">die Milch, <text:tab/>der Kaffee, <text:tab/>das Bier</text:p>
      <text:p text:style-name="P37">[di milħ, <text:tab/>der kafe, <text:tab/>das bir]</text:p>
      <text:p text:style-name="P37"/>
      <text:p text:style-name="P38">der Orangensaft, <text:tab/><text:tab/>das Brot</text:p>
      <text:p text:style-name="P38">[ der Oranxen-<text:span text:style-name="T23">ż </text:span>aft ]<text:tab/><text:tab/>[ das brot ]</text:p>
      <text:p text:style-name="P38"/>
      <text:p text:style-name="P38">Supermarkt, <text:tab/>der Laden, <text:tab/>das Geschäft,<text:tab/>die Kartoffel, <text:tab/>die Tomate, <text:tab/>das Br<text:span text:style-name="T28">o</text:span>t, <text:tab/>bra<text:span text:style-name="T28">u</text:span>chen</text:p>
      <text:p text:style-name="P39">[<text:span text:style-name="T23">ż</text:span>upermarkt, <text:tab/>der laden, <text:tab/>das gi-xeft,<text:tab/><text:span text:style-name="T24">di kartofel, <text:tab/>di tomatin, <text:tab/>das brot, <text:tab/>braw</text:span><text:span text:style-name="T23">ħ</text:span><text:span text:style-name="T24">in]</text:span></text:p>
      <text:p text:style-name="P39"/>
      <text:p text:style-name="P40">Kaufen, <text:tab/>die Banane, <text:tab/>der Saft, <text:tab/>kosten, <text:tab/>alles</text:p>
      <text:p text:style-name="P40">[kawfen, <text:tab/>di banane, <text:tab/>der <text:span text:style-name="T23">Ż</text:span>aft, <text:tab/>kosten, <text:tab/>alles]</text:p>
      <text:p text:style-name="P7"/>
      <text:p text:style-name="P24">_________________________________________________________________________________________________</text:p>
      <text:p text:style-name="P7"/>
      <text:p text:style-name="P41"><text:span text:style-name="T1">Das Obst </text:span><text:tab/><text:tab/>[ das ubst ]<text:tab/><text:tab/><text:tab/>Fruits</text:p>
      <text:p text:style-name="P41"/>
      <text:p text:style-name="P41"><text:span text:style-name="T1">Das Gemüse</text:span><text:tab/><text:tab/>[ das geq-mu-ża ] <text:tab/><text:tab/>The vegetables</text:p>
      <text:p text:style-name="P41"/>
      <text:p text:style-name="P41"><text:span text:style-name="T1">Gesund<text:tab/></text:span><text:tab/><text:tab/>[ ge-żund ]<text:tab/><text:tab/><text:tab/>Healthy</text:p>
      <text:p text:style-name="P41"/>
      <text:p text:style-name="P41"/>
      <text:p text:style-name="P41">der Apfel,<text:tab/>die Birne,<text:tab/>die Banane,<text:tab/>die Orange,<text:tab/>die Erdbeere,<text:tab/><text:tab/>dir Traube,</text:p>
      <text:p text:style-name="P41"/>
      <text:p text:style-name="P41">[ der apfel, <text:tab/>di birne<text:tab/><text:tab/>di banane<text:tab/>di oranxe<text:tab/>di edbere<text:tab/><text:tab/>di trabe ]</text:p>
      <text:p text:style-name="P41">the apple, <text:tab/>the pear, <text:tab/>the banana, <text:tab/>the orange, <text:tab/>the strawberry, <text:tab/> the grape</text:p>
      <text:p text:style-name="P41"/>
      <text:p text:style-name="P41"/>
      <text:p text:style-name="P41">die Kartoffel,<text:tab/>die Tomate, <text:tab/>der Paprika, <text:tab/>die Paprika, <text:tab/>die Gurke, <text:tab/>die Zwiebel</text:p>
      <text:p text:style-name="P41"/>
      <text:p text:style-name="P41">[ di kartofel, <text:tab/>di tomate, <text:tab/>der paprika<text:tab/>di paprika, <text:tab/>di gurke<text:tab/>di Żwibel ]</text:p>
      <text:p text:style-name="P41"/>
      <text:p text:style-name="P41">the potato, <text:tab/>the tomato, <text:tab/>the <text:span text:style-name="T25">paprika</text:span>, <text:tab/>the pepper, <text:tab/>the cucumber, <text:tab/>the onion</text:p>
      <text:p text:style-name="P41"/>
      <text:p text:style-name="P25">_________________________________________________________________________________________________</text:p>
      <text:p text:style-name="P25"/>
      <text:p text:style-name="P64"><text:span text:style-name="T14">Essen und Trinken<text:tab/></text:span><text:bookmark text:name="tw-target-text3"/><text:span text:style-name="T14">Food and Drink<text:tab/><text:tab/>[ Essin und <text:s/>trinken]</text:span></text:p>
      <text:p text:style-name="P42"/>
      <text:p text:style-name="P26"><text:soft-page-break/>_________________________________________________________________________________________________</text:p>
      <text:p text:style-name="P41"/>
      <text:p text:style-name="P41">Hast du mich erwartet?</text:p>
      <text:p text:style-name="P41"/>
      <text:p text:style-name="P41">Ja. Willkommen. Komm rein.</text:p>
      <text:p text:style-name="P41"/>
      <text:p text:style-name="P41">Ist <text:s/>das dein Büro?</text:p>
      <text:p text:style-name="P41"/>
      <text:p text:style-name="P41">Ja.</text:p>
      <text:p text:style-name="P41"/>
      <text:p text:style-name="P41">Das ganze Haus ist mein Büro.</text:p>
      <text:p text:style-name="P41"/>
      <text:p text:style-name="P41">Hast du sie bemalt?</text:p>
      <text:p text:style-name="P41"/>
      <text:p text:style-name="P41">Nein...</text:p>
      <text:p text:style-name="P41"/>
      <text:p text:style-name="P41">Ich habe nur eine oder zwei Figuren bemalt.</text:p>
      <text:p text:style-name="P41"/>
      <text:p text:style-name="P41">Siehst du den blau-weißen Kerl?</text:p>
      <text:p text:style-name="P41"/>
      <text:p text:style-name="P43">Der mit dem Bogen?</text:p>
      <text:p text:style-name="P43"/>
      <text:p text:style-name="P27">_________________________________________________________________________________________________</text:p>
      <text:p text:style-name="P27"/>
      <text:p text:style-name="P44"><text:span text:style-name="T1">Indefinitartikel ein und eine</text:span> <text:s/>[in-de-fi-nit <text:s text:c="2"/>ar-ti-kil <text:s/>ajn und ajna]</text:p>
      <text:p text:style-name="P44"/>
      <text:p text:style-name="P44">Wer ist das?<text:tab/><text:tab/>[ver ist das?]<text:tab/><text:tab/>Who is this? / that?</text:p>
      <text:p text:style-name="P44">Was ist das?<text:tab/><text:tab/>[vas ist das?]<text:tab/><text:tab/>What is that?</text:p>
      <text:p text:style-name="P44">Wie ist das?<text:tab/><text:tab/>[vi <text:s/>ist das?]<text:tab/><text:tab/>How is that?</text:p>
      <text:p text:style-name="P44"/>
      <text:p text:style-name="P45">Ein , Eine</text:p>
      <text:p text:style-name="P45">one, any, an</text:p>
      <text:p text:style-name="P45"/>
      <text:p text:style-name="P45">Was ist das?</text:p>
      <text:p text:style-name="P45">Das ist eine Birne.</text:p>
      <text:p text:style-name="P45"/>
      <text:p text:style-name="P45">Was ist das?</text:p>
      <text:p text:style-name="P45">Das ist ein Apfel.</text:p>
      <text:p text:style-name="P45"/>
      <text:p text:style-name="P45">Was ist das?</text:p>
      <text:p text:style-name="P45">Das its eine Tomate.</text:p>
      <text:p text:style-name="P45"/>
      <text:p text:style-name="P65"><text:span text:style-name="T15">Ich möchte </text:span><text:span text:style-name="T29">eine </text:span><text:span text:style-name="T15">Banane essen.<text:tab/><text:tab/><text:tab/></text:span><text:bookmark text:name="tw-target-text4"/><text:span text:style-name="T15">I want to eat a banana.</text:span></text:p>
      <text:p text:style-name="P45">[iħx muxte ajne banaba esin].</text:p>
      <text:p text:style-name="P45"/>
      <text:p text:style-name="P65"><text:span text:style-name="T15">Ich möcht </text:span><text:span text:style-name="T29">die</text:span><text:span text:style-name="T15"> Banane essen.<text:tab/><text:tab/><text:tab/></text:span><text:bookmark text:name="tw-target-text6"/><text:span text:style-name="T15">I want to eat the banana.</text:span></text:p>
      <text:p text:style-name="P45"/>
      <text:p text:style-name="P66"><text:soft-page-break/><text:span text:style-name="T12">Möcht</text:span><text:span text:style-name="T16"><text:tab/><text:tab/><text:tab/>→ <text:tab/><text:tab/>would like</text:span></text:p>
      <text:p text:style-name="P46">Essen<text:tab/><text:tab/><text:tab/>→ <text:tab/><text:tab/>eat</text:p>
      <text:p text:style-name="P45"/>
      <text:p text:style-name="P45"/>
      <text:p text:style-name="P45">Die Banane schmeckt toll!<text:tab/><text:tab/><text:tab/>The banana tastes great!</text:p>
      <text:p text:style-name="P45">[ di banana xmekt toll ]</text:p>
      <text:p text:style-name="P45"/>
      <text:p text:style-name="P45">schmeckt toll<text:tab/><text:tab/>→<text:tab/><text:tab/>tastes great</text:p>
      <text:p text:style-name="P45">schmeckt<text:tab/><text:tab/>→<text:tab/><text:tab/>tastes</text:p>
      <text:p text:style-name="P45">toll<text:tab/><text:tab/><text:tab/>→<text:tab/><text:tab/>great</text:p>
      <text:p text:style-name="P45"/>
      <text:p text:style-name="P45">If ‘any’ or ‘some’ fits better use ‘ein’ or ‘eine’.</text:p>
      <text:p text:style-name="P45">And if ‘this’ use ‘der’, ‘die’ or ‘das’.</text:p>
      <text:p text:style-name="P45"/>
      <text:p text:style-name="P45">For masculine and neutral nouns use ‘ein’.</text:p>
      <text:p text:style-name="P45">And for feminine nouns use ‘eine’.</text:p>
      <text:p text:style-name="P45"/>
      <text:p text:style-name="P45">Ich möchte Banane essen.</text:p>
      <text:p text:style-name="P28">_________________________________________________________________________________________________</text:p>
      <text:p text:style-name="P28"/>
      <text:p text:style-name="P68">Ü<text:span text:style-name="T30">bung <text:s/>- <text:s/>der / die / das / ein / eine</text:span></text:p>
      <text:p text:style-name="P47"/>
      <text:p text:style-name="P67"><text:span text:style-name="T17">In der Küche ist ein Apfel<text:tab/><text:tab/></text:span><text:bookmark text:name="tw-target-text7"/><text:span text:style-name="T17">There's an apple in the kitchen</text:span></text:p>
      <text:p text:style-name="P48">[ in der kuq-xe ist ajn apfel ]</text:p>
      <text:p text:style-name="P48"/>
      <text:p text:style-name="P48">Wir haben ein neues auto<text:tab/><text:tab/>We have a new car</text:p>
      <text:p text:style-name="P48">[ vija ħaben ajn nojs awto ]</text:p>
      <text:p text:style-name="P48"/>
      <text:p text:style-name="P50">Sie möchten heute Tomaten<text:tab/><text:tab/>They want tomatos today</text:p>
      <text:p text:style-name="P50">żi meħten ħojte tomatin</text:p>
      <text:p text:style-name="P48"/>
      <text:p text:style-name="P49">heute<text:tab/>→<text:tab/><text:span text:style-name="T31">today<text:tab/><text:tab/><text:tab/>möchten<text:tab/>→ <text:tab/>want</text:span></text:p>
      <text:p text:style-name="P50">ħojte<text:tab/><text:tab/><text:tab/><text:tab/><text:tab/>moħten</text:p>
      <text:p text:style-name="P50"/>
      <text:p text:style-name="P51">Ich kaufe Bananen<text:tab/><text:tab/><text:tab/>I’m buying <text:span text:style-name="T32">bananas</text:span></text:p>
      <text:p text:style-name="P52">[ Iħx kawfe bananen ]</text:p>
      <text:p text:style-name="P52"/>
      <text:p text:style-name="P52">Die Bananen schmeckt toll<text:tab/><text:tab/>The bananas taste great</text:p>
      <text:p text:style-name="P52">[ di bananen x-mekt tol ]</text:p>
      <text:p text:style-name="P52"/>
      <text:p text:style-name="P52">schmeckt<text:tab/>→ <text:tab/>tastes<text:tab/><text:tab/>toll<text:tab/>→<text:tab/>great<text:tab/></text:p>
      <text:p text:style-name="P52">[ xmekt ]<text:tab/><text:tab/><text:tab/><text:tab/>tol</text:p>
      <text:p text:style-name="P52"/>
      <text:p text:style-name="P52">Brauchst du die Zwiebel?<text:tab/><text:tab/>Do you need the onion?</text:p>
      <text:p text:style-name="P52">[ brawhst du di żwibel? ]</text:p>
      <text:p text:style-name="P52"/>
      <text:p text:style-name="P52"/>
      <text:p text:style-name="P52"><text:soft-page-break/>Konnst du mir das große Messer geben?<text:tab/><text:tab/>Can you give me the big masser?</text:p>
      <text:p text:style-name="P52">[ Kanst du mija das grosa Messa giben? ]</text:p>
      <text:p text:style-name="P52"/>
      <text:p text:style-name="P52">Das Auto war teuer<text:tab/><text:tab/><text:tab/><text:tab/><text:tab/>The car was expensive</text:p>
      <text:p text:style-name="P52">[ das auto va toja ]</text:p>
      <text:p text:style-name="P52"/>
      <text:p text:style-name="P52">war <text:tab/>→<text:tab/>was<text:tab/><text:tab/><text:tab/>teuer<text:tab/>→<text:tab/>expensive</text:p>
      <text:p text:style-name="P52">va<text:tab/><text:tab/><text:tab/><text:tab/><text:tab/>toja<text:span text:style-name="T33">2</text:span></text:p>
      <text:p text:style-name="P52"/>
      <text:p text:style-name="P29">_________________________________________________________________________________________________</text:p>
      <text:p text:style-name="P29"/>
      <text:p text:style-name="P69">Ein <text:s/>oder <text:s/>Eine?</text:p>
      <text:p text:style-name="P53"/>
      <text:p text:style-name="P53">Das ist ein Apfel.<text:tab/><text:tab/><text:tab/><text:tab/>That’s an apple.</text:p>
      <text:p text:style-name="P53">[ das ist ajn apfel ]</text:p>
      <text:p text:style-name="P53"/>
      <text:p text:style-name="P53">Ist das eine Orange?<text:tab/><text:tab/><text:tab/><text:tab/>Is that an orange?</text:p>
      <text:p text:style-name="P53">[ ist das ajne oranxge? ]</text:p>
      <text:p text:style-name="P53"/>
      <text:p text:style-name="P53">Ich esse ein Brot.<text:tab/><text:tab/><text:tab/><text:tab/>I am eating bread.</text:p>
      <text:p text:style-name="P53">[ iħx ese ajn brot ]</text:p>
      <text:p text:style-name="P53"/>
      <text:p text:style-name="P53">Brauchen du eine Tomate?<text:tab/><text:tab/><text:tab/>Do you need a tomato?</text:p>
      <text:p text:style-name="P53">[ <text:s/>brawħin <text:s/>żi <text:s/>ajne <text:s/>tomate? ]</text:p>
      <text:p text:style-name="P53"/>
      <text:p text:style-name="P53">Er kauft eine Banane.<text:tab/><text:tab/><text:tab/><text:tab/>He buys a banana.</text:p>
      <text:p text:style-name="P53">[ er kawft ajne banana ]</text:p>
      <text:p text:style-name="P29"/>
      <text:p text:style-name="P29">_________________________________________________________________________________________________</text:p>
      <text:p text:style-name="P50"/>
      <text:p text:style-name="P54">Nahrungsmittel<text:tab/><text:tab/><text:tab/><text:tab/>food or food products</text:p>
      <text:p text:style-name="P54">[ nar-ung-smitil ]</text:p>
      <text:p text:style-name="P54"/>
      <text:p text:style-name="P55">Ich habe Hunger<text:tab/><text:tab/><text:tab/><text:tab/>I'm hungry</text:p>
      <text:p text:style-name="P55">[ i<text:span text:style-name="T23">ħ</text:span>x <text:span text:style-name="T23">ħ</text:span>abe <text:span text:style-name="T23">ħ</text:span>unga ]</text:p>
      <text:p text:style-name="P55"/>
      <text:p text:style-name="P55">Hast du Hunger?<text:tab/><text:tab/><text:tab/><text:tab/>Are you hungry?</text:p>
      <text:p text:style-name="P55">[ <text:span text:style-name="T23">ħ</text:span>ast du <text:span text:style-name="T23">ħ</text:span>unga?]</text:p>
      <text:p text:style-name="P55"/>
      <text:p text:style-name="P55">das Brot,<text:tab/><text:tab/><text:tab/><text:tab/><text:tab/>the bread</text:p>
      <text:p text:style-name="P55">das brot</text:p>
      <text:p text:style-name="P55"/>
      <text:p text:style-name="P55">das Brötchen,</text:p>
      <text:p text:style-name="P55">[ das bru<text:span text:style-name="T23">ċ</text:span>in ]</text:p>
      <text:p text:style-name="P55"/>
      <text:p text:style-name="P55">der Kuchen,<text:tab/><text:tab/><text:tab/><text:tab/><text:tab/>the cake,</text:p>
      <text:p text:style-name="P56">[ der kqu-ħin ]<text:tab/><text:tab/><text:tab/><text:tab/><text:tab/></text:p>
      <text:p text:style-name="P55"><text:soft-page-break/>die Milch,<text:tab/><text:tab/><text:tab/><text:tab/><text:tab/><text:span text:style-name="T34">the </text:span><text:span text:style-name="T35">milk</text:span></text:p>
      <text:p text:style-name="P56">[ di mil-xx ]</text:p>
      <text:p text:style-name="P56"/>
      <text:p text:style-name="P57">der Joghurt<text:tab/><text:tab/><text:tab/><text:tab/><text:tab/>the yogurt</text:p>
      <text:p text:style-name="P57">[ der jo-gart ]</text:p>
      <text:p text:style-name="P57"/>
      <text:p text:style-name="P57">der käse <text:tab/><text:tab/><text:tab/><text:tab/><text:tab/>the cheese</text:p>
      <text:p text:style-name="P57">[ der kjese ]</text:p>
      <text:p text:style-name="P57"/>
      <text:p text:style-name="P57">das Ei<text:tab/><text:tab/><text:tab/><text:tab/><text:tab/><text:tab/>the egg</text:p>
      <text:p text:style-name="P57">[ das aj ]</text:p>
      <text:p text:style-name="P57"/>
      <text:p text:style-name="P57">der Reis<text:tab/><text:tab/><text:tab/><text:tab/><text:tab/>the rice</text:p>
      <text:p text:style-name="P57">[ der rajs ]</text:p>
      <text:p text:style-name="P57"/>
      <text:p text:style-name="P57">das Fleisch<text:tab/><text:tab/><text:tab/><text:tab/><text:tab/>the meat</text:p>
      <text:p text:style-name="P57">[ das flajx ]</text:p>
      <text:p text:style-name="P57"/>
      <text:p text:style-name="P57">der Fisch<text:tab/><text:tab/><text:tab/><text:tab/><text:tab/>the fish</text:p>
      <text:p text:style-name="P57">[ der fix ]</text:p>
      <text:p text:style-name="P57"/>
      <text:p text:style-name="P57">die Wurst<text:tab/><text:tab/><text:tab/><text:tab/><text:tab/>the sausage</text:p>
      <text:p text:style-name="P57">[ di vost ]</text:p>
      <text:p text:style-name="P55"/>
      <text:p text:style-name="P30">_________________________________________________________________________________________________</text:p>
      <text:p text:style-name="P30"/>
      <text:p text:style-name="P58">Hast du, mich erwartet?<text:tab/><text:tab/><text:tab/><text:tab/>Were you expecting me?</text:p>
      <text:p text:style-name="P58">[ ħast du miħ e-va-tit? ]</text:p>
      <text:p text:style-name="P58"/>
      <text:p text:style-name="P58">Ja. Willkommen. Komm rain.<text:tab/><text:tab/><text:tab/><text:tab/>Yes. Welcome. Come rain.</text:p>
      <text:p text:style-name="P58">[ Ja. <text:s/>Wil-kom-men. <text:s/>Kom rajn ]</text:p>
      <text:p text:style-name="P30"/>
      <text:p text:style-name="P59">Ist das dein Büro?<text:tab/><text:tab/><text:tab/><text:tab/><text:tab/>Is this your office?</text:p>
      <text:p text:style-name="P59">[ ist das dajn buro? ]</text:p>
      <text:p text:style-name="P59"/>
      <text:p text:style-name="P59">Ja. <text:s/>Das ganze Haus ist mein Büro.<text:tab/><text:tab/><text:tab/>Yes. The whole house is my office.</text:p>
      <text:p text:style-name="P59">[ ja. Das ganza haws ist majn buro ]</text:p>
      <text:p text:style-name="P59"/>
      <text:p text:style-name="P59">Hast du sie bemalt?<text:tab/><text:tab/><text:tab/><text:tab/><text:tab/>Did you paint them?</text:p>
      <text:p text:style-name="P59">[ ħast du żi bilmat ]</text:p>
      <text:p text:style-name="P59"/>
      <text:p text:style-name="P59">Nein. Ich habe nur eine oder zwei Figuren bemalt.<text:tab/>No. I only painted one or two figures.</text:p>
      <text:p text:style-name="P59">[Najn. Iħx ħaben nur ajna oda żvaj figurin bilmat ]</text:p>
      <text:p text:style-name="P59"/>
      <text:p text:style-name="P59">Siehst du den blau-weißen Kerl?<text:tab/><text:tab/><text:tab/>Do you see the blue and white guy?</text:p>
      <text:p text:style-name="P59">Żist du din blaw vajsin kerl?</text:p>
      <text:p text:style-name="P59"/>
      <text:p text:style-name="P59"><text:soft-page-break/>Der mit dem Bogen?<text:tab/><text:tab/><text:tab/><text:tab/><text:tab/>The one with the bow?</text:p>
      <text:p text:style-name="P60">[ der mit dem bogin? <text:s/>]</text:p>
      <text:p text:style-name="P30"/>
      <text:p text:style-name="P71">_________________________________________________________________________________________________</text:p>
      <text:p text:style-name="P71"/>
      <text:p text:style-name="P80">Negativartikel kein/keine (Negative articles)</text:p>
      <text:p text:style-name="P73">[ negative article kajn / kajna]</text:p>
      <text:p text:style-name="P73"/>
      <text:p text:style-name="P73">Möchtest du ein Stück Kuchen essen?<text:tab/><text:tab/><text:tab/>Would you like to eat a piece of cake?</text:p>
      <text:p text:style-name="P73">[ mojħ-test ]</text:p>
      <text:p text:style-name="P73"/>
      <text:p text:style-name="P73">Möchtest<text:tab/><text:tab/>-&gt; <text:tab/><text:tab/>Would you like</text:p>
      <text:p text:style-name="P73">mojħ-test</text:p>
      <text:p text:style-name="P73"/>
      <text:p text:style-name="P73">Stück<text:tab/><text:tab/><text:tab/>-&gt; <text:tab/><text:tab/>Piece</text:p>
      <text:p text:style-name="P73">[ xtuk ]</text:p>
      <text:p text:style-name="P73"/>
      <text:p text:style-name="P73">Kuchen<text:tab/><text:tab/><text:tab/>-&gt;<text:tab/><text:tab/>Cake</text:p>
      <text:p text:style-name="P73">[ kuħin ]</text:p>
      <text:p text:style-name="P73"/>
      <text:p text:style-name="P73">Nein, danke. Ich möchte kein Stück Kuchen.<text:tab/><text:tab/><text:tab/>No thanks. I don't want a piece of cake.</text:p>
      <text:p text:style-name="P73">[ najn, danka. Iħx mojħte kajn xtuk kuħen ]</text:p>
      <text:p text:style-name="P73"/>
      <text:p text:style-name="P73">Ich möchte <text:tab/><text:tab/>-&gt;<text:tab/><text:tab/>I would like</text:p>
      <text:p text:style-name="P73">Ich möchte kein<text:tab/>-&gt;<text:tab/><text:tab/>I don't want</text:p>
      <text:p text:style-name="P73"/>
      <text:p text:style-name="P73"/>
      <text:p text:style-name="P74">Und möchtest du ein Brötchen mit Käse?<text:tab/><text:tab/><text:tab/>And would you like a <text:span text:style-name="T41">bun</text:span> with cheese?</text:p>
      <text:p text:style-name="P74">[ und mojħtest du ein bru-cin mit kjeże? <text:s/>]</text:p>
      <text:p text:style-name="P74"/>
      <text:p text:style-name="P75">Brötchen mit Käse<text:tab/>-&gt;<text:tab/><text:tab/> <text:span text:style-name="T41">bun</text:span> with cheese</text:p>
      <text:p text:style-name="P76">[ bruc-in <text:s/>mit <text:s/>kjeże ]</text:p>
      <text:p text:style-name="P76"/>
      <text:p text:style-name="P76">Nein, danke. Ich möchte kein Brötchen und keinen Käse.<text:tab/><text:span text:style-name="T40">No, thank you. I don't want a roll or cheese.</text:span></text:p>
      <text:p text:style-name="P76">[ najn, danka. Iħx mojħte kajn brutcin und kajnen kjeże ]</text:p>
      <text:p text:style-name="P76"/>
      <text:p text:style-name="P76">Und möchtest du eine Wurst?<text:tab/><text:tab/><text:tab/><text:tab/><text:tab/>And would you like a sausage?</text:p>
      <text:p text:style-name="P76">[ und mojħtest du ajne vost? ]</text:p>
      <text:p text:style-name="P76"/>
      <text:p text:style-name="P76">Nein, ich möchte keine wurst, Oma. Ich bin Vegetarierin.<text:tab/>No, I don't want sausage, Grandma. I'm a vegetarian.</text:p>
      <text:p text:style-name="P76">[ najn, iħx mojħte kajne vost, quma. Iħx bin <text:s/>ve-ge-tar-jin]</text:p>
      <text:p text:style-name="P76"/>
      <text:p text:style-name="P76"/>
      <text:p text:style-name="P77">einen Kuchen<text:tab/><text:tab/>- <text:s text:c="2"/><text:tab/><text:tab/>keinen Kuchen</text:p>
      <text:p text:style-name="P77">ein Brötchen<text:tab/><text:tab/>- <text:tab/><text:tab/>kein Brötchen</text:p>
      <text:p text:style-name="P77"/>
      <text:p text:style-name="P77">Nein, ich möchte <text:span text:style-name="T1">keinen</text:span> Kuchen.<text:tab/><text:tab/><text:tab/><text:tab/>No, I want no pice of cake.</text:p>
      <text:p text:style-name="P77"><text:soft-page-break/></text:p>
      <text:p text:style-name="P77">Ist das eine Birne?<text:tab/><text:tab/><text:tab/><text:tab/><text:tab/><text:tab/>Is this a pear?</text:p>
      <text:p text:style-name="P77">Nein, das ist keine Birne.<text:tab/><text:tab/><text:tab/><text:tab/><text:tab/>No, this is no pear.</text:p>
      <text:p text:style-name="P77"/>
      <text:p text:style-name="P78">Das ist ein Apfel<text:tab/><text:tab/><text:tab/><text:tab/><text:tab/><text:tab/>This is an Apple?</text:p>
      <text:p text:style-name="P79">Ist das ein Apfel?<text:tab/><text:tab/><text:tab/><text:tab/><text:tab/><text:tab/>Is this an apple?</text:p>
      <text:p text:style-name="P78">Nein, das ist kein Apfel.<text:tab/><text:tab/><text:tab/><text:tab/><text:tab/><text:tab/><text:span text:style-name="T42">No, this is no apple.</text:span></text:p>
      <text:p text:style-name="P78"/>
      <text:p text:style-name="P78"/>
      <text:p text:style-name="P78"/>
      <text:p text:style-name="P79">Masculine or Neutral<text:tab/><text:tab/>use<text:tab/><text:tab/>kein</text:p>
      <text:p text:style-name="P79"/>
      <text:p text:style-name="P79">Example:<text:tab/>Das ist kein Kuchen.<text:tab/><text:tab/>( masculine )</text:p>
      <text:p text:style-name="P79"><text:tab/><text:tab/>Das ist kein Würstchen.<text:tab/><text:tab/>( neutral )</text:p>
      <text:p text:style-name="P79"><text:tab/><text:tab/>[ das ist kajn vust-ċin ]</text:p>
      <text:p text:style-name="P79"/>
      <text:p text:style-name="P79">Feminine or Plural<text:tab/><text:tab/>use <text:tab/><text:tab/>keine</text:p>
      <text:p text:style-name="P79"/>
      <text:p text:style-name="P79">Example:<text:tab/>Das ist keine Birne<text:tab/><text:tab/>( feminine )</text:p>
      <text:p text:style-name="P79"><text:tab/><text:tab/><text:span text:style-name="T43">Das sind keine Trauben<text:tab/><text:tab/>( plural )</text:span></text:p>
      <text:p text:style-name="P79"/>
      <text:p text:style-name="P77"><text:s/></text:p>
      <text:p text:style-name="P72">_________________________________________________________________________________________________</text:p>
      <text:p text:style-name="P47"/>
      <text:p text:style-name="P48"><text:s text:c="2"/></text:p>
      <text:p text:style-name="P61"><text:span text:style-name="T4">Ż ż<text:tab/></text:span>Ħ ħ <text:tab/>Ċ ċ<text:tab/>Ġ ġ <text:tab/>Ä ä<text:tab/>Ö ö<text:tab/>Ü ü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7-08T20:21:40.162685104</dc:date>
    <meta:editing-duration>P1DT2H6M27S</meta:editing-duration>
    <meta:editing-cycles>153</meta:editing-cycles>
    <meta:generator>LibreOffice/24.2.4.2$Linux_X86_64 LibreOffice_project/420$Build-2</meta:generator>
    <meta:document-statistic meta:table-count="0" meta:image-count="0" meta:object-count="0" meta:page-count="10" meta:paragraph-count="281" meta:word-count="1722" meta:character-count="10434" meta:non-whitespace-character-count="8544"/>
  </office:meta>
</office:document-meta>
</file>